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3.175cm" svg:x="5.445cm" svg:y="2.905cm">
          <text:p text:style-name="P1">'A'<text:line-break/>17<text:line-break/>[ 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3.175cm" svg:x="5.445cm" svg:y="7.985cm">
          <text:p text:style-name="P1">'B-A-B'<text:line-break/>5, 6, 11, 12, 17<text:line-break/>[ ][0][ ][0][ 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175cm" svg:x="1.635cm" svg:y="13.065cm">
          <text:p text:style-name="P1">'A+B+A'<text:line-break/>1, 2, 3, 4, 5<text:line-break/>[0][0][0][0][0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175cm" svg:x="11.795cm" svg:y="13.065cm">
          <text:p text:style-name="P1">'B-A-B'<text:line-break/>1, 2, 3, 4, 5<text:line-break/>[0][0][0][0][0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cm" svg:y1="11.16cm" svg:x2="15.605cm" svg:y2="13.065cm">
          <text:p/>
        </draw:line>
        <draw:line draw:style-name="gr2" draw:text-style-name="P1" draw:layer="layout" svg:x1="9.89cm" svg:y1="11.16cm" svg:x2="5.445cm" svg:y2="13.065cm">
          <text:p/>
        </draw:line>
        <draw:line draw:style-name="gr2" draw:text-style-name="P1" draw:layer="layout" svg:x1="12.43cm" svg:y1="11.16cm" svg:x2="6.08cm" svg:y2="13.065cm">
          <text:p/>
        </draw:line>
        <draw:line draw:style-name="gr2" draw:text-style-name="P1" draw:layer="layout" svg:x1="10.525cm" svg:y1="6.08cm" svg:x2="10.525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3T14:35:08</meta:creation-date>
    <dc:date>2009-12-13T14:59:06</dc:date>
    <meta:editing-duration>PT00H08M08S</meta:editing-duration>
    <meta:editing-cycles>1</meta:editing-cycles>
    <meta:document-statistic meta:object-count="8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